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9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71cm" fo:min-width="1.771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.54cm" svg:x="2.651cm" svg:y="23.86cm">
          <text:p text:style-name="P1">admin</text:p>
          <text:p text:style-name="P1">2222:127.0.0.1:22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54cm" svg:x="12.351cm" svg:y="2.46cm">
          <text:p text:style-name="P1">Remote box</text:p>
          <text:p text:style-name="P1">2223:127.0.0.1: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54cm" svg:x="8.351cm" svg:y="12.66cm">
          <text:p text:style-name="P1">AWS Server</text:p>
          <text:p text:style-name="P1">123.123.123.1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71cm" svg:height="2.021cm" svg:x="5.857cm" svg:y="12.938cm">
          <text:p text:style-name="P1">port</text:p>
          <text:p text:style-name="P1">22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71cm" svg:height="2.021cm" svg:x="9.857cm" svg:y="2.738cm">
          <text:p text:style-name="P1">port</text:p>
          <text:p text:style-name="P1">22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71cm" svg:height="2.021cm" svg:x="2.657cm" svg:y="21.538cm">
          <text:p text:style-name="P1">port</text:p>
          <text:p text:style-name="P1">222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694cm" svg:y1="20.812cm" svg:x2="3.694cm" svg:y2="13.7cm">
          <text:p/>
        </draw:line>
        <draw:line draw:style-name="gr3" draw:text-style-name="P2" draw:layer="layout" svg:x1="3.667cm" svg:y1="13.673cm" svg:x2="5.445cm" svg:y2="13.673cm">
          <text:p/>
        </draw:line>
        <draw:line draw:style-name="gr3" draw:text-style-name="P2" draw:layer="layout" svg:x1="5.418cm" svg:y1="13.646cm" svg:x2="5.037cm" svg:y2="13.392cm">
          <text:p/>
        </draw:line>
        <draw:line draw:style-name="gr3" draw:text-style-name="P2" draw:layer="layout" svg:x1="5.419cm" svg:y1="13.646cm" svg:x2="4.937cm" svg:y2="13.954cm">
          <text:p/>
        </draw:line>
        <draw:line draw:style-name="gr3" draw:text-style-name="P2" draw:layer="layout" svg:x1="7.223cm" svg:y1="12.176cm" svg:x2="7.294cm" svg:y2="3.8cm">
          <text:p/>
        </draw:line>
        <draw:line draw:style-name="gr3" draw:text-style-name="P2" draw:layer="layout" svg:x1="7.223cm" svg:y1="3.794cm" svg:x2="9.345cm" svg:y2="3.773cm">
          <text:p/>
        </draw:line>
        <draw:line draw:style-name="gr3" draw:text-style-name="P2" draw:layer="layout" svg:x1="9.318cm" svg:y1="3.746cm" svg:x2="8.937cm" svg:y2="3.492cm">
          <text:p/>
        </draw:line>
        <draw:line draw:style-name="gr3" draw:text-style-name="P2" draw:layer="layout" svg:x1="9.319cm" svg:y1="3.746cm" svg:x2="8.837cm" svg:y2="4.054cm">
          <text:p/>
        </draw:line>
        <draw:line draw:style-name="gr3" draw:text-style-name="P2" draw:layer="layout" svg:x1="6.324cm" svg:y1="12.176cm" svg:x2="6.334cm" svg:y2="3.032cm">
          <text:p/>
        </draw:line>
        <draw:line draw:style-name="gr3" draw:text-style-name="P2" draw:layer="layout" svg:x1="6.334cm" svg:y1="3.032cm" svg:x2="9.345cm" svg:y2="3.074cm">
          <text:p/>
        </draw:line>
        <draw:line draw:style-name="gr3" draw:text-style-name="P2" draw:layer="layout" svg:x1="6.307cm" svg:y1="12.122cm" svg:x2="5.926cm" svg:y2="11.741cm">
          <text:p/>
        </draw:line>
        <draw:line draw:style-name="gr3" draw:text-style-name="P2" draw:layer="layout" svg:x1="6.308cm" svg:y1="12.123cm" svg:x2="6.715cm" svg:y2="11.668cm">
          <text:p/>
        </draw:line>
        <draw:frame draw:style-name="gr4" draw:text-style-name="P3" draw:layer="layout" svg:width="0.508cm" svg:height="0.962cm" svg:x="2.821cm" svg:y="16.621cm">
          <draw:text-box>
            <text:p>B</text:p>
          </draw:text-box>
        </draw:frame>
        <draw:frame draw:style-name="gr4" draw:text-style-name="P3" draw:layer="layout" svg:width="0.508cm" svg:height="0.962cm" svg:x="5.487cm" svg:y="7.121cm">
          <draw:text-box>
            <text:p>A</text:p>
          </draw:text-box>
        </draw:frame>
        <draw:line draw:style-name="gr3" draw:text-style-name="P2" draw:layer="layout" svg:x1="4.429cm" svg:y1="20.812cm" svg:x2="4.394cm" svg:y2="14.3cm">
          <text:p/>
        </draw:line>
        <draw:line draw:style-name="gr3" draw:text-style-name="P2" draw:layer="layout" svg:x1="4.367cm" svg:y1="14.273cm" svg:x2="5.318cm" svg:y2="14.208cm">
          <text:p/>
        </draw:line>
        <draw:line draw:style-name="gr3" draw:text-style-name="P2" draw:layer="layout" svg:x1="5.418cm" svg:y1="14.246cm" svg:x2="5.037cm" svg:y2="13.992cm">
          <text:p/>
        </draw:line>
        <draw:line draw:style-name="gr3" draw:text-style-name="P2" draw:layer="layout" svg:x1="5.419cm" svg:y1="14.246cm" svg:x2="4.937cm" svg:y2="14.554cm">
          <text:p/>
        </draw:line>
        <draw:frame draw:style-name="gr4" draw:text-style-name="P3" draw:layer="layout" svg:width="0.508cm" svg:height="0.962cm" svg:x="4.404cm" svg:y="16.621cm">
          <draw:text-box>
            <text:p>C</text:p>
          </draw:text-box>
        </draw:frame>
        <draw:frame draw:style-name="gr4" draw:text-style-name="P3" draw:layer="layout" svg:width="0.508cm" svg:height="0.962cm" svg:x="7.093cm" svg:y="7.121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6:00:49.575507970</meta:creation-date>
    <dc:date>2020-08-04T16:36:52.551469644</dc:date>
    <meta:editing-duration>PT4M20S</meta:editing-duration>
    <meta:editing-cycles>1</meta:editing-cycles>
    <meta:document-statistic meta:object-count="26"/>
    <meta:generator>LibreOffice/6.4.4.2$Linux_X86_64 LibreOffice_project/40$Build-2</meta:generator>
  </office:meta>
</office:document-meta>
</file>